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.93pt" svg:height="18.06pt" svg:x="1023.99pt" svg:y="26.36pt">
            <draw:object draw:notify-on-update-of-ranges="Sheet1.J4:Sheet1.J23 Sheet1.L3:Sheet1.L3 Sheet1.L4:Sheet1.L23 Sheet1.M3:Sheet1.M3 Sheet1.M4:Sheet1.M23 Sheet1.N3:Sheet1.N3 Sheet1.N4:Sheet1.N23 Sheet1.O3:Sheet1.O3 Sheet1.O4:Sheet1.O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.62pt" svg:height="19.56pt" svg:x="1024.78pt" svg:y="375.7pt">
            <draw:object draw:notify-on-update-of-ranges="Sheet1.J31:Sheet1.J50 Sheet1.L30:Sheet1.L30 Sheet1.L31:Sheet1.L50 Sheet1.M30:Sheet1.M30 Sheet1.M31:Sheet1.M50 Sheet1.N30:Sheet1.N30 Sheet1.N31:Sheet1.N50 Sheet1.O30:Sheet1.O30 Sheet1.O31:Sheet1.O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11pt" svg:height="18.77pt" svg:x="1471.27pt" svg:y="290.66pt">
            <draw:object draw:notify-on-update-of-ranges="Sheet1.J31:Sheet1.J50 Sheet1.L30:Sheet1.L30 Sheet1.L31:Sheet1.L50 Sheet1.M30:Sheet1.M30 Sheet1.M31:Sheet1.M50 Sheet1.N30:Sheet1.N30 Sheet1.N31:Sheet1.N50 Sheet1.O30:Sheet1.O30 Sheet1.O31:Sheet1.O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81.87pt" svg:height="327.51pt" svg:x="867.12pt" svg:y="948.73pt">
            <draw:object draw:notify-on-update-of-ranges="Sheet1.J31:Sheet1.J50 Sheet1.L30:Sheet1.L30 Sheet1.L31:Sheet1.L50 Sheet1.M30:Sheet1.M30 Sheet1.M31:Sheet1.M50 Sheet1.O30:Sheet1.O30 Sheet1.O31:Sheet1.O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80.83pt" svg:height="383.24pt" svg:x="67.89pt" svg:y="705.49pt">
            <draw:object draw:notify-on-update-of-ranges="Sheet1.J3:Sheet1.J3 Sheet1.J4:Sheet1.J27 Sheet1.L3:Sheet1.L3 Sheet1.L4:Sheet1.L27 Sheet1.M3:Sheet1.M3 Sheet1.M4:Sheet1.M27 Sheet1.N3:Sheet1.N3 Sheet1.N4:Sheet1.N27 Sheet1.O3:Sheet1.O3 Sheet1.O4:Sheet1.O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76.69pt" svg:height="340.33pt" svg:x="66.33pt" svg:y="1116.6pt">
            <draw:object draw:notify-on-update-of-ranges="Sheet1.J31:Sheet1.J54 Sheet1.J31:Sheet1.J54 Sheet1.L30:Sheet1.L30 Sheet1.L31:Sheet1.L54 Sheet1.J31:Sheet1.J54 Sheet1.M30:Sheet1.M30 Sheet1.M31:Sheet1.M54 Sheet1.J31:Sheet1.J54 Sheet1.N30:Sheet1.N30 Sheet1.N31:Sheet1.N54 Sheet1.J31:Sheet1.J54 Sheet1.O30:Sheet1.O30 Sheet1.O31:Sheet1.O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### good Parallelism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2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4]/[.C4]" office:value-type="float" office:value="1" calcext:value-type="float">
            <text:p>1</text:p>
          </table:table-cell>
          <table:table-cell table:formula="of:=[.C4]/[.D4]" office:value-type="float" office:value="0.99" calcext:value-type="float">
            <text:p>0.99</text:p>
          </table:table-cell>
          <table:table-cell table:formula="of:=[.C4]/[.E4]" office:value-type="float" office:value="0.99" calcext:value-type="float">
            <text:p>0.99</text:p>
          </table:table-cell>
          <table:table-cell table:formula="of:=[.C4]/[.F4]" office:value-type="float" office:value="0.99" calcext:value-type="float">
            <text:p>0.99</text:p>
          </table:table-cell>
          <table:table-cell table:formula="of:=[.C4]/[.G4]"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16" calcext:value-type="float">
            <text:p>1.16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5]/[.C5]" office:value-type="float" office:value="1" calcext:value-type="float">
            <text:p>1</text:p>
          </table:table-cell>
          <table:table-cell table:formula="of:=[.C5]/[.D5]" office:value-type="float" office:value="0.970588235294118" calcext:value-type="float">
            <text:p>0.970588235294118</text:p>
          </table:table-cell>
          <table:table-cell table:formula="of:=[.C5]/[.E5]" office:value-type="float" office:value="0.970588235294118" calcext:value-type="float">
            <text:p>0.970588235294118</text:p>
          </table:table-cell>
          <table:table-cell table:formula="of:=[.C5]/[.F5]" office:value-type="float" office:value="0.853448275862069" calcext:value-type="float">
            <text:p>0.853448275862069</text:p>
          </table:table-cell>
          <table:table-cell table:formula="of:=[.C5]/[.G5]" office:value-type="float" office:value="0.970588235294118" calcext:value-type="float">
            <text:p>0.9705882352941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6]/[.C6]" office:value-type="float" office:value="1" calcext:value-type="float">
            <text:p>1</text:p>
          </table:table-cell>
          <table:table-cell table:formula="of:=[.C6]/[.D6]" office:value-type="float" office:value="1.90384615384615" calcext:value-type="float">
            <text:p>1.90384615384615</text:p>
          </table:table-cell>
          <table:table-cell table:formula="of:=[.C6]/[.E6]" office:value-type="float" office:value="1.90384615384615" calcext:value-type="float">
            <text:p>1.90384615384615</text:p>
          </table:table-cell>
          <table:table-cell table:formula="of:=[.C6]/[.F6]" office:value-type="float" office:value="1.76785714285714" calcext:value-type="float">
            <text:p>1.76785714285714</text:p>
          </table:table-cell>
          <table:table-cell table:formula="of:=[.C6]/[.G6]" office:value-type="float" office:value="1.90384615384615" calcext:value-type="float">
            <text:p>1.903846153846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7]/[.C7]" office:value-type="float" office:value="1" calcext:value-type="float">
            <text:p>1</text:p>
          </table:table-cell>
          <table:table-cell table:formula="of:=[.C7]/[.D7]" office:value-type="float" office:value="2.41463414634146" calcext:value-type="float">
            <text:p>2.41463414634146</text:p>
          </table:table-cell>
          <table:table-cell table:formula="of:=[.C7]/[.E7]" office:value-type="float" office:value="2.475" calcext:value-type="float">
            <text:p>2.475</text:p>
          </table:table-cell>
          <table:table-cell table:formula="of:=[.C7]/[.F7]" office:value-type="float" office:value="2.35714285714286" calcext:value-type="float">
            <text:p>2.35714285714286</text:p>
          </table:table-cell>
          <table:table-cell table:formula="of:=[.C7]/[.G7]" office:value-type="float" office:value="2.53846153846154" calcext:value-type="float">
            <text:p>2.538461538461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C8]/[.C8]" office:value-type="float" office:value="1" calcext:value-type="float">
            <text:p>1</text:p>
          </table:table-cell>
          <table:table-cell table:formula="of:=[.C8]/[.D8]" office:value-type="float" office:value="3.41379310344828" calcext:value-type="float">
            <text:p>3.41379310344828</text:p>
          </table:table-cell>
          <table:table-cell table:formula="of:=[.C8]/[.E8]" office:value-type="float" office:value="3.53571428571429" calcext:value-type="float">
            <text:p>3.53571428571429</text:p>
          </table:table-cell>
          <table:table-cell table:formula="of:=[.C8]/[.F8]" office:value-type="float" office:value="3.53571428571429" calcext:value-type="float">
            <text:p>3.53571428571429</text:p>
          </table:table-cell>
          <table:table-cell table:formula="of:=[.C8]/[.G8]" office:value-type="float" office:value="3.66666666666667" calcext:value-type="float">
            <text:p>3.6666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9]/[.C9]" office:value-type="float" office:value="1" calcext:value-type="float">
            <text:p>1</text:p>
          </table:table-cell>
          <table:table-cell table:formula="of:=[.C9]/[.D9]" office:value-type="float" office:value="3.3" calcext:value-type="float">
            <text:p>3.3</text:p>
          </table:table-cell>
          <table:table-cell table:formula="of:=[.C9]/[.E9]" office:value-type="float" office:value="3.53571428571429" calcext:value-type="float">
            <text:p>3.53571428571429</text:p>
          </table:table-cell>
          <table:table-cell table:formula="of:=[.C9]/[.F9]" office:value-type="float" office:value="3.53571428571429" calcext:value-type="float">
            <text:p>3.53571428571429</text:p>
          </table:table-cell>
          <table:table-cell table:formula="of:=[.C9]/[.G9]" office:value-type="float" office:value="3.80769230769231" calcext:value-type="float">
            <text:p>3.807692307692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C10]/[.C10]" office:value-type="float" office:value="1" calcext:value-type="float">
            <text:p>1</text:p>
          </table:table-cell>
          <table:table-cell table:formula="of:=[.C10]/[.D10]" office:value-type="float" office:value="3.96" calcext:value-type="float">
            <text:p>3.96</text:p>
          </table:table-cell>
          <table:table-cell table:formula="of:=[.C10]/[.E10]" office:value-type="float" office:value="4.30434782608696" calcext:value-type="float">
            <text:p>4.30434782608696</text:p>
          </table:table-cell>
          <table:table-cell table:formula="of:=[.C10]/[.F10]" office:value-type="float" office:value="4.71428571428571" calcext:value-type="float">
            <text:p>4.71428571428571</text:p>
          </table:table-cell>
          <table:table-cell table:formula="of:=[.C10]/[.G10]" office:value-type="float" office:value="4.71428571428571" calcext:value-type="float">
            <text:p>4.714285714285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11]/[.C11]" office:value-type="float" office:value="1" calcext:value-type="float">
            <text:p>1</text:p>
          </table:table-cell>
          <table:table-cell table:formula="of:=[.C11]/[.D11]" office:value-type="float" office:value="3.80769230769231" calcext:value-type="float">
            <text:p>3.80769230769231</text:p>
          </table:table-cell>
          <table:table-cell table:formula="of:=[.C11]/[.E11]" office:value-type="float" office:value="4.30434782608696" calcext:value-type="float">
            <text:p>4.30434782608696</text:p>
          </table:table-cell>
          <table:table-cell table:formula="of:=[.C11]/[.F11]" office:value-type="float" office:value="4.71428571428571" calcext:value-type="float">
            <text:p>4.71428571428571</text:p>
          </table:table-cell>
          <table:table-cell table:formula="of:=[.C11]/[.G11]"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12]/[.C12]" office:value-type="float" office:value="1" calcext:value-type="float">
            <text:p>1</text:p>
          </table:table-cell>
          <table:table-cell table:formula="of:=[.C12]/[.D12]" office:value-type="float" office:value="4.95" calcext:value-type="float">
            <text:p>4.95</text:p>
          </table:table-cell>
          <table:table-cell table:formula="of:=[.C12]/[.E12]" office:value-type="float" office:value="5.5" calcext:value-type="float">
            <text:p>5.5</text:p>
          </table:table-cell>
          <table:table-cell table:formula="of:=[.C12]/[.F12]" office:value-type="float" office:value="6.6" calcext:value-type="float">
            <text:p>6.6</text:p>
          </table:table-cell>
          <table:table-cell table:formula="of:=[.C12]/[.G12]"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C13]/[.D13]" office:value-type="float" office:value="4.71428571428571" calcext:value-type="float">
            <text:p>4.71428571428571</text:p>
          </table:table-cell>
          <table:table-cell table:formula="of:=[.C13]/[.E13]" office:value-type="float" office:value="5.21052631578947" calcext:value-type="float">
            <text:p>5.21052631578947</text:p>
          </table:table-cell>
          <table:table-cell table:formula="of:=[.C13]/[.F13]" office:value-type="float" office:value="6.6" calcext:value-type="float">
            <text:p>6.6</text:p>
          </table:table-cell>
          <table:table-cell table:formula="of:=[.C13]/[.G13]"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C14]/[.C14]" office:value-type="float" office:value="1" calcext:value-type="float">
            <text:p>1</text:p>
          </table:table-cell>
          <table:table-cell table:formula="of:=[.C14]/[.D14]" office:value-type="float" office:value="4.5" calcext:value-type="float">
            <text:p>4.5</text:p>
          </table:table-cell>
          <table:table-cell table:formula="of:=[.C14]/[.E14]" office:value-type="float" office:value="5.21052631578947" calcext:value-type="float">
            <text:p>5.21052631578947</text:p>
          </table:table-cell>
          <table:table-cell table:formula="of:=[.C14]/[.F14]" office:value-type="float" office:value="6.6" calcext:value-type="float">
            <text:p>6.6</text:p>
          </table:table-cell>
          <table:table-cell table:formula="of:=[.C14]/[.G14]"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9" calcext:value-type="float">
            <text:p>0.9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15]/[.C15]" office:value-type="float" office:value="1" calcext:value-type="float">
            <text:p>1</text:p>
          </table:table-cell>
          <table:table-cell table:formula="of:=[.C15]/[.D15]" office:value-type="float" office:value="4.30434782608696" calcext:value-type="float">
            <text:p>4.30434782608696</text:p>
          </table:table-cell>
          <table:table-cell table:formula="of:=[.C15]/[.E15]" office:value-type="float" office:value="4.95" calcext:value-type="float">
            <text:p>4.95</text:p>
          </table:table-cell>
          <table:table-cell table:formula="of:=[.C15]/[.F15]" office:value-type="float" office:value="6.6" calcext:value-type="float">
            <text:p>6.6</text:p>
          </table:table-cell>
          <table:table-cell table:formula="of:=[.C15]/[.G15]" office:value-type="float" office:value="7.07142857142857" calcext:value-type="float">
            <text:p>7.071428571428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C16]/[.D16]" office:value-type="float" office:value="3.96" calcext:value-type="float">
            <text:p>3.96</text:p>
          </table:table-cell>
          <table:table-cell table:formula="of:=[.C16]/[.E16]" office:value-type="float" office:value="4.95" calcext:value-type="float">
            <text:p>4.95</text:p>
          </table:table-cell>
          <table:table-cell table:formula="of:=[.C16]/[.F16]" office:value-type="float" office:value="6.6" calcext:value-type="float">
            <text:p>6.6</text:p>
          </table:table-cell>
          <table:table-cell table:formula="of:=[.C16]/[.G16]" office:value-type="float" office:value="7.07142857142857" calcext:value-type="float">
            <text:p>7.0714285714285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C17]/[.D17]" office:value-type="float" office:value="3.66666666666667" calcext:value-type="float">
            <text:p>3.66666666666667</text:p>
          </table:table-cell>
          <table:table-cell table:formula="of:=[.C17]/[.E17]" office:value-type="float" office:value="4.71428571428571" calcext:value-type="float">
            <text:p>4.71428571428571</text:p>
          </table:table-cell>
          <table:table-cell table:formula="of:=[.C17]/[.F17]" office:value-type="float" office:value="6.6" calcext:value-type="float">
            <text:p>6.6</text:p>
          </table:table-cell>
          <table:table-cell table:formula="of:=[.C17]/[.G17]" office:value-type="float" office:value="7.07142857142857" calcext:value-type="float">
            <text:p>7.071428571428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C18]/[.D18]" office:value-type="float" office:value="3.7037037037037" calcext:value-type="float">
            <text:p>3.7037037037037</text:p>
          </table:table-cell>
          <table:table-cell table:formula="of:=[.C18]/[.E18]" office:value-type="float" office:value="4.76190476190476" calcext:value-type="float">
            <text:p>4.76190476190476</text:p>
          </table:table-cell>
          <table:table-cell table:formula="of:=[.C18]/[.F18]" office:value-type="float" office:value="7.14285714285714" calcext:value-type="float">
            <text:p>7.14285714285714</text:p>
          </table:table-cell>
          <table:table-cell table:formula="of:=[.C18]/[.G18]" office:value-type="float" office:value="7.14285714285714" calcext:value-type="float">
            <text:p>7.142857142857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/[.C19]" office:value-type="float" office:value="1" calcext:value-type="float">
            <text:p>1</text:p>
          </table:table-cell>
          <table:table-cell table:formula="of:=[.C19]/[.D19]" office:value-type="float" office:value="3.41379310344828" calcext:value-type="float">
            <text:p>3.41379310344828</text:p>
          </table:table-cell>
          <table:table-cell table:formula="of:=[.C19]/[.E19]" office:value-type="float" office:value="4.71428571428571" calcext:value-type="float">
            <text:p>4.71428571428571</text:p>
          </table:table-cell>
          <table:table-cell table:formula="of:=[.C19]/[.F19]" office:value-type="float" office:value="7.07142857142857" calcext:value-type="float">
            <text:p>7.07142857142857</text:p>
          </table:table-cell>
          <table:table-cell table:formula="of:=[.C19]/[.G19]" office:value-type="float" office:value="7.07142857142857" calcext:value-type="float">
            <text:p>7.0714285714285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C20]/[.C20]" office:value-type="float" office:value="1" calcext:value-type="float">
            <text:p>1</text:p>
          </table:table-cell>
          <table:table-cell table:formula="of:=[.C20]/[.D20]" office:value-type="float" office:value="5" calcext:value-type="float">
            <text:p>5</text:p>
          </table:table-cell>
          <table:table-cell table:formula="of:=[.C20]/[.E20]" office:value-type="float" office:value="5.88235294117647" calcext:value-type="float">
            <text:p>5.88235294117647</text:p>
          </table:table-cell>
          <table:table-cell table:formula="of:=[.C20]/[.F20]" office:value-type="float" office:value="11.1111111111111" calcext:value-type="float">
            <text:p>11.1111111111111</text:p>
          </table:table-cell>
          <table:table-cell table:formula="of:=[.C20]/[.G20]" office:value-type="float" office:value="11.1111111111111" calcext:value-type="float">
            <text:p>11.111111111111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C21]/[.C21]" office:value-type="float" office:value="1" calcext:value-type="float">
            <text:p>1</text:p>
          </table:table-cell>
          <table:table-cell table:formula="of:=[.C21]/[.D21]" office:value-type="float" office:value="4.125" calcext:value-type="float">
            <text:p>4.125</text:p>
          </table:table-cell>
          <table:table-cell table:formula="of:=[.C21]/[.E21]" office:value-type="float" office:value="5.5" calcext:value-type="float">
            <text:p>5.5</text:p>
          </table:table-cell>
          <table:table-cell table:formula="of:=[.C21]/[.F21]" office:value-type="float" office:value="11" calcext:value-type="float">
            <text:p>11</text:p>
          </table:table-cell>
          <table:table-cell table:formula="of:=[.C21]/[.G21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C22]/[.C22]" office:value-type="float" office:value="1" calcext:value-type="float">
            <text:p>1</text:p>
          </table:table-cell>
          <table:table-cell table:formula="of:=[.C22]/[.D22]" office:value-type="float" office:value="4.125" calcext:value-type="float">
            <text:p>4.125</text:p>
          </table:table-cell>
          <table:table-cell table:formula="of:=[.C22]/[.E22]" office:value-type="float" office:value="5.21052631578947" calcext:value-type="float">
            <text:p>5.21052631578947</text:p>
          </table:table-cell>
          <table:table-cell table:formula="of:=[.C22]/[.F22]" office:value-type="float" office:value="11" calcext:value-type="float">
            <text:p>11</text:p>
          </table:table-cell>
          <table:table-cell table:formula="of:=[.C22]/[.G22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formula="of:=[.C23]/[.C23]" office:value-type="float" office:value="1" calcext:value-type="float">
            <text:p>1</text:p>
          </table:table-cell>
          <table:table-cell table:formula="of:=[.C23]/[.D23]" office:value-type="float" office:value="3.84615384615385" calcext:value-type="float">
            <text:p>3.84615384615385</text:p>
          </table:table-cell>
          <table:table-cell table:formula="of:=[.C23]/[.E23]" office:value-type="float" office:value="4.54545454545455" calcext:value-type="float">
            <text:p>4.54545454545455</text:p>
          </table:table-cell>
          <table:table-cell table:formula="of:=[.C23]/[.F23]" office:value-type="float" office:value="11.1111111111111" calcext:value-type="float">
            <text:p>11.1111111111111</text:p>
          </table:table-cell>
          <table:table-cell table:formula="of:=[.C23]/[.G23]" office:value-type="float" office:value="11.1111111111111" calcext:value-type="float">
            <text:p>11.11111111111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### medium Parallelism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32]/[.C32]" office:value-type="float" office:value="1" calcext:value-type="float">
            <text:p>1</text:p>
          </table:table-cell>
          <table:table-cell table:formula="of:=[.C32]/[.D32]" office:value-type="float" office:value="1" calcext:value-type="float">
            <text:p>1</text:p>
          </table:table-cell>
          <table:table-cell table:formula="of:=[.C32]/[.E32]"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table:formula="of:=[.C32]/[.G32]" office:value-type="float" office:value="0.720588235294118" calcext:value-type="float">
            <text:p>0.7205882352941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33]/[.C33]" office:value-type="float" office:value="1" calcext:value-type="float">
            <text:p>1</text:p>
          </table:table-cell>
          <table:table-cell table:formula="of:=[.C33]/[.D33]" office:value-type="float" office:value="0.98989898989899" calcext:value-type="float">
            <text:p>0.98989898989899</text:p>
          </table:table-cell>
          <table:table-cell table:formula="of:=[.C33]/[.E33]" office:value-type="float" office:value="0.98989898989899" calcext:value-type="float">
            <text:p>0.98989898989899</text:p>
          </table:table-cell>
          <table:table-cell table:formula="of:=[.C33]/[.F33]" office:value-type="float" office:value="0.0420240137221269" calcext:value-type="float">
            <text:p>0.042024013722127</text:p>
          </table:table-cell>
          <table:table-cell table:formula="of:=[.C33]/[.G33]" office:value-type="float" office:value="0.628205128205128" calcext:value-type="float">
            <text:p>0.6282051282051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23.32" calcext:value-type="float">
            <text:p>23.32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34]/[.C34]" office:value-type="float" office:value="1" calcext:value-type="float">
            <text:p>1</text:p>
          </table:table-cell>
          <table:table-cell table:formula="of:=[.C34]/[.D34]" office:value-type="float" office:value="1.86538461538462" calcext:value-type="float">
            <text:p>1.86538461538462</text:p>
          </table:table-cell>
          <table:table-cell table:formula="of:=[.C34]/[.E34]" office:value-type="float" office:value="1.90196078431373" calcext:value-type="float">
            <text:p>1.90196078431373</text:p>
          </table:table-cell>
          <table:table-cell table:formula="of:=[.C34]/[.F34]" office:value-type="float" office:value="0.0816498316498316" calcext:value-type="float">
            <text:p>0.081649831649832</text:p>
          </table:table-cell>
          <table:table-cell table:formula="of:=[.C34]/[.G34]" office:value-type="float" office:value="0.97979797979798" calcext:value-type="float">
            <text:p>0.979797979797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11.88" calcext:value-type="float">
            <text:p>11.88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35]/[.C35]" office:value-type="float" office:value="1" calcext:value-type="float">
            <text:p>1</text:p>
          </table:table-cell>
          <table:table-cell table:formula="of:=[.C35]/[.D35]" office:value-type="float" office:value="2.69444444444444" calcext:value-type="float">
            <text:p>2.69444444444444</text:p>
          </table:table-cell>
          <table:table-cell table:formula="of:=[.C35]/[.E35]" office:value-type="float" office:value="2.69444444444444" calcext:value-type="float">
            <text:p>2.69444444444444</text:p>
          </table:table-cell>
          <table:table-cell table:formula="of:=[.C35]/[.F35]" office:value-type="float" office:value="0.122166246851385" calcext:value-type="float">
            <text:p>0.122166246851385</text:p>
          </table:table-cell>
          <table:table-cell table:formula="of:=[.C35]/[.G35]" office:value-type="float" office:value="1.19753086419753" calcext:value-type="float">
            <text:p>1.197530864197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7.94" calcext:value-type="float">
            <text:p>7.94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C36]/[.C36]" office:value-type="float" office:value="1" calcext:value-type="float">
            <text:p>1</text:p>
          </table:table-cell>
          <table:table-cell table:formula="of:=[.C36]/[.D36]" office:value-type="float" office:value="3.5" calcext:value-type="float">
            <text:p>3.5</text:p>
          </table:table-cell>
          <table:table-cell table:formula="of:=[.C36]/[.E36]" office:value-type="float" office:value="3.5" calcext:value-type="float">
            <text:p>3.5</text:p>
          </table:table-cell>
          <table:table-cell table:formula="of:=[.C36]/[.F36]" office:value-type="float" office:value="0.132791327913279" calcext:value-type="float">
            <text:p>0.132791327913279</text:p>
          </table:table-cell>
          <table:table-cell table:formula="of:=[.C36]/[.G36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7.38" calcext:value-type="float">
            <text:p>7.38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37]/[.C37]" office:value-type="float" office:value="1" calcext:value-type="float">
            <text:p>1</text:p>
          </table:table-cell>
          <table:table-cell table:formula="of:=[.C37]/[.D37]" office:value-type="float" office:value="4.04166666666667" calcext:value-type="float">
            <text:p>4.04166666666667</text:p>
          </table:table-cell>
          <table:table-cell table:formula="of:=[.C37]/[.E37]" office:value-type="float" office:value="4.21739130434783" calcext:value-type="float">
            <text:p>4.21739130434783</text:p>
          </table:table-cell>
          <table:table-cell table:formula="of:=[.C37]/[.F37]" office:value-type="float" office:value="0.136427566807314" calcext:value-type="float">
            <text:p>0.136427566807314</text:p>
          </table:table-cell>
          <table:table-cell table:formula="of:=[.C37]/[.G37]" office:value-type="float" office:value="1.46969696969697" calcext:value-type="float">
            <text:p>1.469696969696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7.11" calcext:value-type="float">
            <text:p>7.11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C38]/[.C38]" office:value-type="float" office:value="1" calcext:value-type="float">
            <text:p>1</text:p>
          </table:table-cell>
          <table:table-cell table:formula="of:=[.C38]/[.D38]" office:value-type="float" office:value="4.40909090909091" calcext:value-type="float">
            <text:p>4.40909090909091</text:p>
          </table:table-cell>
          <table:table-cell table:formula="of:=[.C38]/[.E38]" office:value-type="float" office:value="4.61904761904762" calcext:value-type="float">
            <text:p>4.61904761904762</text:p>
          </table:table-cell>
          <table:table-cell table:formula="of:=[.C38]/[.F38]" office:value-type="float" office:value="0.13997113997114" calcext:value-type="float">
            <text:p>0.13997113997114</text:p>
          </table:table-cell>
          <table:table-cell table:formula="of:=[.C38]/[.G38]" office:value-type="float" office:value="1.56451612903226" calcext:value-type="float">
            <text:p>1.564516129032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6.93" calcext:value-type="float">
            <text:p>6.93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39]/[.C39]" office:value-type="float" office:value="1" calcext:value-type="float">
            <text:p>1</text:p>
          </table:table-cell>
          <table:table-cell table:formula="of:=[.C39]/[.D39]" office:value-type="float" office:value="4.61904761904762" calcext:value-type="float">
            <text:p>4.61904761904762</text:p>
          </table:table-cell>
          <table:table-cell table:formula="of:=[.C39]/[.E39]" office:value-type="float" office:value="5.10526315789474" calcext:value-type="float">
            <text:p>5.10526315789474</text:p>
          </table:table-cell>
          <table:table-cell table:formula="of:=[.C39]/[.F39]" office:value-type="float" office:value="0.132876712328767" calcext:value-type="float">
            <text:p>0.132876712328767</text:p>
          </table:table-cell>
          <table:table-cell table:formula="of:=[.C39]/[.G39]" office:value-type="float" office:value="1.61666666666667" calcext:value-type="float">
            <text:p>1.61666666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40]/[.C40]" office:value-type="float" office:value="1" calcext:value-type="float">
            <text:p>1</text:p>
          </table:table-cell>
          <table:table-cell table:formula="of:=[.C40]/[.D40]" office:value-type="float" office:value="5.10526315789474" calcext:value-type="float">
            <text:p>5.10526315789474</text:p>
          </table:table-cell>
          <table:table-cell table:formula="of:=[.C40]/[.E40]" office:value-type="float" office:value="5.38888888888889" calcext:value-type="float">
            <text:p>5.38888888888889</text:p>
          </table:table-cell>
          <table:table-cell table:formula="of:=[.C40]/[.F40]" office:value-type="float" office:value="0.137784090909091" calcext:value-type="float">
            <text:p>0.137784090909091</text:p>
          </table:table-cell>
          <table:table-cell table:formula="of:=[.C40]/[.G40]" office:value-type="float" office:value="1.64406779661017" calcext:value-type="float">
            <text:p>1.644067796610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7.04" calcext:value-type="float">
            <text:p>7.04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41]/[.C41]" office:value-type="float" office:value="1" calcext:value-type="float">
            <text:p>1</text:p>
          </table:table-cell>
          <table:table-cell table:formula="of:=[.C41]/[.D41]" office:value-type="float" office:value="5.10526315789474" calcext:value-type="float">
            <text:p>5.10526315789474</text:p>
          </table:table-cell>
          <table:table-cell table:formula="of:=[.C41]/[.E41]" office:value-type="float" office:value="5.70588235294118" calcext:value-type="float">
            <text:p>5.70588235294118</text:p>
          </table:table-cell>
          <table:table-cell table:formula="of:=[.C41]/[.F41]" office:value-type="float" office:value="0.140783744557329" calcext:value-type="float">
            <text:p>0.140783744557329</text:p>
          </table:table-cell>
          <table:table-cell table:formula="of:=[.C41]/[.G41]" office:value-type="float" office:value="1.70175438596491" calcext:value-type="float">
            <text:p>1.701754385964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6.89" calcext:value-type="float">
            <text:p>6.89</text:p>
          </table:table-cell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C42]/[.C42]" office:value-type="float" office:value="1" calcext:value-type="float">
            <text:p>1</text:p>
          </table:table-cell>
          <table:table-cell table:formula="of:=[.C42]/[.D42]" office:value-type="float" office:value="5.10526315789474" calcext:value-type="float">
            <text:p>5.10526315789474</text:p>
          </table:table-cell>
          <table:table-cell table:formula="of:=[.C42]/[.E42]" office:value-type="float" office:value="5.70588235294118" calcext:value-type="float">
            <text:p>5.70588235294118</text:p>
          </table:table-cell>
          <table:table-cell table:formula="of:=[.C42]/[.F42]" office:value-type="float" office:value="0.139367816091954" calcext:value-type="float">
            <text:p>0.139367816091954</text:p>
          </table:table-cell>
          <table:table-cell table:formula="of:=[.C42]/[.G42]" office:value-type="float" office:value="1.76363636363636" calcext:value-type="float">
            <text:p>1.763636363636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6.96" calcext:value-type="float">
            <text:p>6.96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43]/[.C43]" office:value-type="float" office:value="1" calcext:value-type="float">
            <text:p>1</text:p>
          </table:table-cell>
          <table:table-cell table:formula="of:=[.C43]/[.D43]" office:value-type="float" office:value="5.10526315789474" calcext:value-type="float">
            <text:p>5.10526315789474</text:p>
          </table:table-cell>
          <table:table-cell table:formula="of:=[.C43]/[.E43]" office:value-type="float" office:value="6.0625" calcext:value-type="float">
            <text:p>6.0625</text:p>
          </table:table-cell>
          <table:table-cell table:formula="of:=[.C43]/[.F43]" office:value-type="float" office:value="0.138968481375358" calcext:value-type="float">
            <text:p>0.138968481375358</text:p>
          </table:table-cell>
          <table:table-cell table:formula="of:=[.C43]/[.G43]" office:value-type="float" office:value="1.7962962962963" calcext:value-type="float">
            <text:p>1.796296296296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6.98" calcext:value-type="float">
            <text:p>6.9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C44]/[.C44]" office:value-type="float" office:value="1" calcext:value-type="float">
            <text:p>1</text:p>
          </table:table-cell>
          <table:table-cell table:formula="of:=[.C44]/[.D44]" office:value-type="float" office:value="5.10526315789474" calcext:value-type="float">
            <text:p>5.10526315789474</text:p>
          </table:table-cell>
          <table:table-cell table:formula="of:=[.C44]/[.E44]" office:value-type="float" office:value="6.0625" calcext:value-type="float">
            <text:p>6.0625</text:p>
          </table:table-cell>
          <table:table-cell table:formula="of:=[.C44]/[.F44]" office:value-type="float" office:value="0.138571428571429" calcext:value-type="float">
            <text:p>0.138571428571429</text:p>
          </table:table-cell>
          <table:table-cell table:formula="of:=[.C44]/[.G44]" office:value-type="float" office:value="1.7962962962963" calcext:value-type="float">
            <text:p>1.79629629629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C45]/[.C45]" office:value-type="float" office:value="1" calcext:value-type="float">
            <text:p>1</text:p>
          </table:table-cell>
          <table:table-cell table:formula="of:=[.C45]/[.D45]" office:value-type="float" office:value="5.15789473684211" calcext:value-type="float">
            <text:p>5.15789473684211</text:p>
          </table:table-cell>
          <table:table-cell table:formula="of:=[.C45]/[.E45]" office:value-type="float" office:value="6.125" calcext:value-type="float">
            <text:p>6.125</text:p>
          </table:table-cell>
          <table:table-cell table:formula="of:=[.C45]/[.F45]" office:value-type="float" office:value="0.131191432396252" calcext:value-type="float">
            <text:p>0.131191432396252</text:p>
          </table:table-cell>
          <table:table-cell table:formula="of:=[.C45]/[.G45]" office:value-type="float" office:value="1.81481481481481" calcext:value-type="float">
            <text:p>1.8148148148148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8" calcext:value-type="float">
            <text:p>0.9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7.47" calcext:value-type="float">
            <text:p>7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C46]/[.C46]" office:value-type="float" office:value="1" calcext:value-type="float">
            <text:p>1</text:p>
          </table:table-cell>
          <table:table-cell table:formula="of:=[.C46]/[.D46]" office:value-type="float" office:value="5.10526315789474" calcext:value-type="float">
            <text:p>5.10526315789474</text:p>
          </table:table-cell>
          <table:table-cell table:formula="of:=[.C46]/[.E46]" office:value-type="float" office:value="6.0625" calcext:value-type="float">
            <text:p>6.0625</text:p>
          </table:table-cell>
          <table:table-cell table:formula="of:=[.C46]/[.F46]" office:value-type="float" office:value="0.140579710144928" calcext:value-type="float">
            <text:p>0.140579710144928</text:p>
          </table:table-cell>
          <table:table-cell table:formula="of:=[.C46]/[.G46]" office:value-type="float" office:value="1.83018867924528" calcext:value-type="float">
            <text:p>1.830188679245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6.9" calcext:value-type="float">
            <text:p>6.9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47]/[.C47]" office:value-type="float" office:value="1" calcext:value-type="float">
            <text:p>1</text:p>
          </table:table-cell>
          <table:table-cell table:formula="of:=[.C47]/[.D47]" office:value-type="float" office:value="4.9" calcext:value-type="float">
            <text:p>4.9</text:p>
          </table:table-cell>
          <table:table-cell table:formula="of:=[.C47]/[.E47]" office:value-type="float" office:value="6.125" calcext:value-type="float">
            <text:p>6.125</text:p>
          </table:table-cell>
          <table:table-cell table:formula="of:=[.C47]/[.F47]" office:value-type="float" office:value="0.141823444283647" calcext:value-type="float">
            <text:p>0.141823444283647</text:p>
          </table:table-cell>
          <table:table-cell table:formula="of:=[.C47]/[.G47]" office:value-type="float" office:value="1.84905660377358" calcext:value-type="float">
            <text:p>1.849056603773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8" calcext:value-type="float">
            <text:p>0.9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6.91" calcext:value-type="float">
            <text:p>6.9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C48]/[.C48]" office:value-type="float" office:value="1" calcext:value-type="float">
            <text:p>1</text:p>
          </table:table-cell>
          <table:table-cell table:formula="of:=[.C48]/[.D48]" office:value-type="float" office:value="4.85" calcext:value-type="float">
            <text:p>4.85</text:p>
          </table:table-cell>
          <table:table-cell table:formula="of:=[.C48]/[.E48]" office:value-type="float" office:value="5.70588235294118" calcext:value-type="float">
            <text:p>5.70588235294118</text:p>
          </table:table-cell>
          <table:table-cell table:formula="of:=[.C48]/[.F48]" office:value-type="float" office:value="0.138571428571429" calcext:value-type="float">
            <text:p>0.138571428571429</text:p>
          </table:table-cell>
          <table:table-cell table:formula="of:=[.C48]/[.G48]" office:value-type="float" office:value="1.90196078431373" calcext:value-type="float">
            <text:p>1.9019607843137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C49]/[.C49]" office:value-type="float" office:value="1" calcext:value-type="float">
            <text:p>1</text:p>
          </table:table-cell>
          <table:table-cell table:formula="of:=[.C49]/[.D49]" office:value-type="float" office:value="4.21739130434783" calcext:value-type="float">
            <text:p>4.21739130434783</text:p>
          </table:table-cell>
          <table:table-cell table:formula="of:=[.C49]/[.E49]" office:value-type="float" office:value="5.38888888888889" calcext:value-type="float">
            <text:p>5.38888888888889</text:p>
          </table:table-cell>
          <table:table-cell table:formula="of:=[.C49]/[.F49]" office:value-type="float" office:value="0.139167862266858" calcext:value-type="float">
            <text:p>0.139167862266858</text:p>
          </table:table-cell>
          <table:table-cell table:formula="of:=[.C49]/[.G49]" office:value-type="float" office:value="1.90196078431373" calcext:value-type="float">
            <text:p>1.901960784313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6.97" calcext:value-type="float">
            <text:p>6.97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C50]/[.C50]" office:value-type="float" office:value="1" calcext:value-type="float">
            <text:p>1</text:p>
          </table:table-cell>
          <table:table-cell table:formula="of:=[.C50]/[.D50]" office:value-type="float" office:value="4.21739130434783" calcext:value-type="float">
            <text:p>4.21739130434783</text:p>
          </table:table-cell>
          <table:table-cell table:formula="of:=[.C50]/[.E50]" office:value-type="float" office:value="5.10526315789474" calcext:value-type="float">
            <text:p>5.10526315789474</text:p>
          </table:table-cell>
          <table:table-cell office:value-type="float" office:value="0.138" calcext:value-type="float">
            <text:p>0.138</text:p>
          </table:table-cell>
          <table:table-cell table:formula="of:=[.C50]/[.G50]" office:value-type="float" office:value="1.86538461538462" calcext:value-type="float">
            <text:p>1.8653846153846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7.01" calcext:value-type="float">
            <text:p>7.01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.98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7.02" calcext:value-type="float">
            <text:p>7.02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4" calcext:value-type="float">
            <text:p>24</text:p>
          </table:table-cell>
          <table:table-cell table:formula="of:=[.C51]/[.C51]" office:value-type="float" office:value="1" calcext:value-type="float">
            <text:p>1</text:p>
          </table:table-cell>
          <table:table-cell table:formula="of:=[.C51]/[.D51]" office:value-type="float" office:value="3.62962962962963" calcext:value-type="float">
            <text:p>3.62962962962963</text:p>
          </table:table-cell>
          <table:table-cell table:formula="of:=[.C51]/[.E51]" office:value-type="float" office:value="4.66666666666667" calcext:value-type="float">
            <text:p>4.66666666666667</text:p>
          </table:table-cell>
          <table:table-cell office:value-type="float" office:value="0.139" calcext:value-type="float">
            <text:p>0.139</text:p>
          </table:table-cell>
          <table:table-cell table:formula="of:=[.C51]/[.G51]" office:value-type="float" office:value="1.81481481481481" calcext:value-type="float">
            <text:p>1.81481481481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17:59:46.205879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11:21.667594285</meta:creation-date>
    <dc:date>2018-07-07T18:34:50.893502522</dc:date>
    <meta:editing-duration>PT21M40S</meta:editing-duration>
    <meta:editing-cycles>3</meta:editing-cycles>
    <meta:generator>LibreOffice/6.0.3.2$Linux_X86_64 LibreOffice_project/00m0$Build-2</meta:generator>
    <meta:document-statistic meta:table-count="1" meta:cell-count="5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.198cm" svg:height="0.638cm" xlink:href=".." xlink:type="simple" chart:class="chart:scatter" chart:style-name="ch1">
        <chart:title svg:x="-4.406cm" svg:y="0.147cm" chart:style-name="ch2">
          <text:p>Benchmarks in Julia mit verschiedenen Verfahren</text:p>
        </chart:title>
        <chart:subtitle svg:x="0cm" svg:y="0cm" chart:style-name="ch3">
          <text:p>berechnet auf Taurus</text:p>
        </chart:subtitle>
        <chart:legend chart:legend-position="end" svg:x="0cm" svg:y="0cm" style:legend-expansion="high" chart:style-name="ch4"/>
        <chart:plot-area chart:style-name="ch5" table:cell-range-address="Sheet1.J4:Sheet1.J23 Sheet1.L3:Sheet1.O2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:title svg:x="0cm" svg:y="0cm" chart:style-name="ch7">
              <text:p>Anzahl Prozessoren</text:p>
            </chart:title>
            <chart:categories table:cell-range-address="Sheet1.J4:Sheet1.J23"/>
          </chart:axis>
          <chart:axis chart:dimension="y" chart:name="primary-y" chart:style-name="ch8">
            <chart:title svg:x="0cm" svg:y="0cm" chart:style-name="ch9">
              <text:p>Speedup</text:p>
            </chart:title>
            <chart:grid chart:style-name="ch10" chart:class="major"/>
          </chart:axis>
          <chart:series chart:style-name="ch11" chart:values-cell-range-address="Sheet1.L4:Sheet1.L23" chart:label-cell-address="Sheet1.L3:Sheet1.L3" chart:class="chart:scatter">
            <chart:domain table:cell-range-address="Sheet1.J4:Sheet1.J23"/>
            <chart:data-point chart:repeated="20"/>
          </chart:series>
          <chart:series chart:style-name="ch12" chart:values-cell-range-address="Sheet1.M4:Sheet1.M23" chart:label-cell-address="Sheet1.M3:Sheet1.M3" chart:class="chart:scatter">
            <chart:data-point chart:repeated="20"/>
          </chart:series>
          <chart:series chart:style-name="ch13" chart:values-cell-range-address="Sheet1.N4:Sheet1.N23" chart:label-cell-address="Sheet1.N3:Sheet1.N3" chart:class="chart:scatter">
            <chart:data-point chart:repeated="20"/>
          </chart:series>
          <chart:series chart:style-name="ch14" chart:values-cell-range-address="Sheet1.O4:Sheet1.O23" chart:label-cell-address="Sheet1.O3:Sheet1.O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:Sheet1.L3</svg:desc>
                </draw:g>
              </table:table-cell>
              <table:table-cell office:value-type="string">
                <text:p>@parallel (+)</text:p>
                <draw:g>
                  <svg:desc>Sheet1.M3:Sheet1.M3</svg:desc>
                </draw:g>
              </table:table-cell>
              <table:table-cell office:value-type="string">
                <text:p>Pmap() ohne Batchsize</text:p>
                <draw:g>
                  <svg:desc>Sheet1.N3:Sheet1.N3</svg:desc>
                </draw:g>
              </table:table-cell>
              <table:table-cell office:value-type="string">
                <text:p>Pmap() mit Batchsize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4:Sheet1.J23</svg:desc>
                </draw:g>
              </table:table-cell>
              <table:table-cell office:value-type="float" office:value="0.99">
                <text:p>0.99</text:p>
                <draw:g>
                  <svg:desc>Sheet1.L4:Sheet1.L23</svg:desc>
                </draw:g>
              </table:table-cell>
              <table:table-cell office:value-type="float" office:value="0.99">
                <text:p>0.99</text:p>
                <draw:g>
                  <svg:desc>Sheet1.M4:Sheet1.M23</svg:desc>
                </draw:g>
              </table:table-cell>
              <table:table-cell office:value-type="float" office:value="0.99">
                <text:p>0.99</text:p>
                <draw:g>
                  <svg:desc>Sheet1.N4:Sheet1.N23</svg:desc>
                </draw:g>
              </table:table-cell>
              <table:table-cell office:value-type="float" office:value="0.99">
                <text:p>0.99</text:p>
                <draw:g>
                  <svg:desc>Sheet1.O4:Sheet1.O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853448275862069">
                <text:p>0.853448275862069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0384615384615">
                <text:p>1.90384615384615</text:p>
              </table:table-cell>
              <table:table-cell office:value-type="float" office:value="1.90384615384615">
                <text:p>1.90384615384615</text:p>
              </table:table-cell>
              <table:table-cell office:value-type="float" office:value="1.76785714285714">
                <text:p>1.76785714285714</text:p>
              </table:table-cell>
              <table:table-cell office:value-type="float" office:value="1.90384615384615">
                <text:p>1.903846153846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2.475">
                <text:p>2.475</text:p>
              </table:table-cell>
              <table:table-cell office:value-type="float" office:value="2.35714285714286">
                <text:p>2.35714285714286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3">
                <text:p>3.3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80769230769231">
                <text:p>3.807692307692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96">
                <text:p>3.96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0769230769231">
                <text:p>3.80769230769231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95">
                <text:p>4.95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95">
                <text:p>4.95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96">
                <text:p>3.96</text:p>
              </table:table-cell>
              <table:table-cell office:value-type="float" office:value="4.95">
                <text:p>4.95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25">
                <text:p>4.125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125">
                <text:p>4.125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.328cm" svg:height="0.691cm" xlink:href=".." xlink:type="simple" chart:class="chart:bar" chart:style-name="ch1">
        <chart:title svg:x="-4.341cm" svg:y="0.148cm" chart:style-name="ch2">
          <text:p>Benchmarks in Julia mit verschiedenen Verfahren</text:p>
        </chart:title>
        <chart:subtitle svg:x="0cm" svg:y="0cm" chart:style-name="ch3">
          <text:p>berechnet auf Taurus</text:p>
        </chart:subtitle>
        <chart:legend chart:legend-position="end" svg:x="0cm" svg:y="0cm" style:legend-expansion="high" chart:style-name="ch4"/>
        <chart:plot-area chart:style-name="ch5" table:cell-range-address="Sheet1.J31:Sheet1.J50 Sheet1.L30:Sheet1.O5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ooo:date-scale/>
            <chart:title svg:x="0cm" svg:y="0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8">
            <chart:title svg:x="0cm" svg:y="0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L31:Sheet1.L50" chart:label-cell-address="Sheet1.L30:Sheet1.L30" chart:class="chart:bar">
            <chart:data-point chart:repeated="20"/>
          </chart:series>
          <chart:series chart:style-name="ch12" chart:values-cell-range-address="Sheet1.M31:Sheet1.M50" chart:label-cell-address="Sheet1.M30:Sheet1.M30" chart:class="chart:bar">
            <chart:data-point chart:repeated="20"/>
          </chart:series>
          <chart:series chart:style-name="ch13" chart:values-cell-range-address="Sheet1.N31:Sheet1.N50" chart:label-cell-address="Sheet1.N30:Sheet1.N30" chart:class="chart:bar">
            <chart:data-point chart:repeated="20"/>
          </chart:series>
          <chart:series chart:style-name="ch14" chart:values-cell-range-address="Sheet1.O31:Sheet1.O50" chart:label-cell-address="Sheet1.O30:Sheet1.O30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ohne Batchsize</text:p>
                <draw:g>
                  <svg:desc>Sheet1.N30:Sheet1.N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0.731">
                <text:p>0.731</text:p>
                <draw:g>
                  <svg:desc>Sheet1.N31:Sheet1.N50</svg:desc>
                </draw:g>
              </table:table-cell>
              <table:table-cell office:value-type="float" office:value="0.720588235294118">
                <text:p>0.720588235294118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0420240137221269">
                <text:p>0.0420240137221269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6538461538462">
                <text:p>1.86538461538462</text:p>
              </table:table-cell>
              <table:table-cell office:value-type="float" office:value="1.90196078431373">
                <text:p>1.90196078431373</text:p>
              </table:table-cell>
              <table:table-cell office:value-type="float" office:value="0.0816498316498316">
                <text:p>0.0816498316498316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0.122166246851385">
                <text:p>0.122166246851385</text:p>
              </table:table-cell>
              <table:table-cell office:value-type="float" office:value="1.19753086419753">
                <text:p>1.19753086419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0.136427566807314">
                <text:p>0.136427566807314</text:p>
              </table:table-cell>
              <table:table-cell office:value-type="float" office:value="1.46969696969697">
                <text:p>1.469696969696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0.13997113997114">
                <text:p>0.13997113997114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2876712328767">
                <text:p>0.132876712328767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7784090909091">
                <text:p>0.137784090909091</text:p>
              </table:table-cell>
              <table:table-cell office:value-type="float" office:value="1.64406779661017">
                <text:p>1.64406779661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40783744557329">
                <text:p>0.140783744557329</text:p>
              </table:table-cell>
              <table:table-cell office:value-type="float" office:value="1.70175438596491">
                <text:p>1.701754385964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9367816091954">
                <text:p>0.139367816091954</text:p>
              </table:table-cell>
              <table:table-cell office:value-type="float" office:value="1.76363636363636">
                <text:p>1.76363636363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968481375358">
                <text:p>0.138968481375358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15789473684211">
                <text:p>5.15789473684211</text:p>
              </table:table-cell>
              <table:table-cell office:value-type="float" office:value="6.125">
                <text:p>6.125</text:p>
              </table:table-cell>
              <table:table-cell office:value-type="float" office:value="0.131191432396252">
                <text:p>0.131191432396252</text:p>
              </table:table-cell>
              <table:table-cell office:value-type="float" office:value="1.81481481481481">
                <text:p>1.81481481481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40579710144928">
                <text:p>0.140579710144928</text:p>
              </table:table-cell>
              <table:table-cell office:value-type="float" office:value="1.83018867924528">
                <text:p>1.83018867924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">
                <text:p>4.9</text:p>
              </table:table-cell>
              <table:table-cell office:value-type="float" office:value="6.125">
                <text:p>6.125</text:p>
              </table:table-cell>
              <table:table-cell office:value-type="float" office:value="0.141823444283647">
                <text:p>0.141823444283647</text:p>
              </table:table-cell>
              <table:table-cell office:value-type="float" office:value="1.84905660377358">
                <text:p>1.84905660377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85">
                <text:p>4.85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9167862266858">
                <text:p>0.139167862266858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8">
                <text:p>0.138</text:p>
              </table:table-cell>
              <table:table-cell office:value-type="float" office:value="1.86538461538462">
                <text:p>1.86538461538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.275cm" svg:height="0.663cm" xlink:href=".." xlink:type="simple" chart:class="chart:scatter" chart:style-name="ch1">
        <chart:title svg:x="-4.368cm" svg:y="0.148cm" chart:style-name="ch2">
          <text:p>Benchmarks in Julia mit verschiedenen Verfahren</text:p>
        </chart:title>
        <chart:subtitle svg:x="0cm" svg:y="0cm" chart:style-name="ch3">
          <text:p>berechnet auf Taurus</text:p>
        </chart:subtitle>
        <chart:legend chart:legend-position="end" svg:x="0cm" svg:y="0cm" style:legend-expansion="high" chart:style-name="ch4"/>
        <chart:plot-area chart:style-name="ch5" table:cell-range-address="Sheet1.J31:Sheet1.J50 Sheet1.L30:Sheet1.O5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6" chartooo:axis-type="auto">
            <chart:title svg:x="0cm" svg:y="0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8">
            <chart:title svg:x="0cm" svg:y="0cm" chart:style-name="ch9">
              <text:p>Speedup</text:p>
            </chart:title>
            <chart:grid chart:style-name="ch10" chart:class="major"/>
          </chart:axis>
          <chart:series chart:style-name="ch11" chart:values-cell-range-address="Sheet1.L31:Sheet1.L50" chart:label-cell-address="Sheet1.L30:Sheet1.L30" chart:class="chart:scatter">
            <chart:domain table:cell-range-address="Sheet1.J31:Sheet1.J50"/>
            <chart:data-point chart:repeated="20"/>
          </chart:series>
          <chart:series chart:style-name="ch12" chart:values-cell-range-address="Sheet1.M31:Sheet1.M50" chart:label-cell-address="Sheet1.M30:Sheet1.M30" chart:class="chart:scatter">
            <chart:data-point chart:repeated="20"/>
          </chart:series>
          <chart:series chart:style-name="ch13" chart:values-cell-range-address="Sheet1.N31:Sheet1.N50" chart:label-cell-address="Sheet1.N30:Sheet1.N30" chart:class="chart:scatter">
            <chart:data-point chart:repeated="20"/>
          </chart:series>
          <chart:series chart:style-name="ch14" chart:values-cell-range-address="Sheet1.O31:Sheet1.O50" chart:label-cell-address="Sheet1.O30:Sheet1.O3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ohne Batchsize</text:p>
                <draw:g>
                  <svg:desc>Sheet1.N30:Sheet1.N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0.731">
                <text:p>0.731</text:p>
                <draw:g>
                  <svg:desc>Sheet1.N31:Sheet1.N50</svg:desc>
                </draw:g>
              </table:table-cell>
              <table:table-cell office:value-type="float" office:value="0.720588235294118">
                <text:p>0.720588235294118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0420240137221269">
                <text:p>0.0420240137221269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6538461538462">
                <text:p>1.86538461538462</text:p>
              </table:table-cell>
              <table:table-cell office:value-type="float" office:value="1.90196078431373">
                <text:p>1.90196078431373</text:p>
              </table:table-cell>
              <table:table-cell office:value-type="float" office:value="0.0816498316498316">
                <text:p>0.0816498316498316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0.122166246851385">
                <text:p>0.122166246851385</text:p>
              </table:table-cell>
              <table:table-cell office:value-type="float" office:value="1.19753086419753">
                <text:p>1.19753086419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0.136427566807314">
                <text:p>0.136427566807314</text:p>
              </table:table-cell>
              <table:table-cell office:value-type="float" office:value="1.46969696969697">
                <text:p>1.469696969696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0.13997113997114">
                <text:p>0.13997113997114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2876712328767">
                <text:p>0.132876712328767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7784090909091">
                <text:p>0.137784090909091</text:p>
              </table:table-cell>
              <table:table-cell office:value-type="float" office:value="1.64406779661017">
                <text:p>1.64406779661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40783744557329">
                <text:p>0.140783744557329</text:p>
              </table:table-cell>
              <table:table-cell office:value-type="float" office:value="1.70175438596491">
                <text:p>1.701754385964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9367816091954">
                <text:p>0.139367816091954</text:p>
              </table:table-cell>
              <table:table-cell office:value-type="float" office:value="1.76363636363636">
                <text:p>1.76363636363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968481375358">
                <text:p>0.138968481375358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15789473684211">
                <text:p>5.15789473684211</text:p>
              </table:table-cell>
              <table:table-cell office:value-type="float" office:value="6.125">
                <text:p>6.125</text:p>
              </table:table-cell>
              <table:table-cell office:value-type="float" office:value="0.131191432396252">
                <text:p>0.131191432396252</text:p>
              </table:table-cell>
              <table:table-cell office:value-type="float" office:value="1.81481481481481">
                <text:p>1.81481481481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40579710144928">
                <text:p>0.140579710144928</text:p>
              </table:table-cell>
              <table:table-cell office:value-type="float" office:value="1.83018867924528">
                <text:p>1.83018867924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">
                <text:p>4.9</text:p>
              </table:table-cell>
              <table:table-cell office:value-type="float" office:value="6.125">
                <text:p>6.125</text:p>
              </table:table-cell>
              <table:table-cell office:value-type="float" office:value="0.141823444283647">
                <text:p>0.141823444283647</text:p>
              </table:table-cell>
              <table:table-cell office:value-type="float" office:value="1.84905660377358">
                <text:p>1.84905660377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85">
                <text:p>4.85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9167862266858">
                <text:p>0.139167862266858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8">
                <text:p>0.138</text:p>
              </table:table-cell>
              <table:table-cell office:value-type="float" office:value="1.86538461538462">
                <text:p>1.86538461538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28cm" svg:height="11.555cm" xlink:href=".." xlink:type="simple" chart:class="chart:scatter" chart:style-name="ch1">
        <chart:title svg:x="5.153cm" svg:y="0.47cm" chart:style-name="ch2">
          <text:p>Benchmarks in Julia mit verschiedenen Verfahren</text:p>
        </chart:title>
        <chart:subtitle svg:x="8.355cm" svg:y="1.298cm" chart:style-name="ch3">
          <text:p>berechnet auf Taurus</text:p>
        </chart:subtitle>
        <chart:legend chart:legend-position="end" svg:x="15.85cm" svg:y="5.098cm" style:legend-expansion="high" chart:style-name="ch4"/>
        <chart:plot-area chart:style-name="ch5" table:cell-range-address="Sheet1.J31:Sheet1.J50 Sheet1.L30:Sheet1.M50 Sheet1.O30:Sheet1.O50" chart:data-source-has-labels="both" svg:x="1.369cm" svg:y="2.132cm" svg:width="14.071cm" svg:height="8.263cm">
          <chartooo:coordinate-region svg:x="1.805cm" svg:y="2.292cm" svg:width="13.448cm" svg:height="7.535cm"/>
          <chart:axis chart:dimension="x" chart:name="primary-x" chart:style-name="ch6" chartooo:axis-type="auto">
            <chart:title svg:x="6.892cm" svg:y="10.626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6">
            <chart:title svg:x="0.451cm" svg:y="6.982cm" chart:style-name="ch8">
              <text:p>Speedup</text:p>
            </chart:title>
            <chart:grid chart:style-name="ch9" chart:class="major"/>
          </chart:axis>
          <chart:series chart:style-name="ch10" chart:values-cell-range-address="Sheet1.L31:Sheet1.L50" chart:label-cell-address="Sheet1.L30:Sheet1.L30" chart:class="chart:scatter">
            <chart:domain table:cell-range-address="Sheet1.J31:Sheet1.J50"/>
            <chart:data-point chart:repeated="20"/>
          </chart:series>
          <chart:series chart:style-name="ch11" chart:values-cell-range-address="Sheet1.M31:Sheet1.M50" chart:label-cell-address="Sheet1.M30:Sheet1.M30" chart:class="chart:scatter">
            <chart:data-point chart:repeated="20"/>
          </chart:series>
          <chart:series chart:style-name="ch12" chart:values-cell-range-address="Sheet1.O31:Sheet1.O50" chart:label-cell-address="Sheet1.O30:Sheet1.O30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0.720588235294118">
                <text:p>0.720588235294118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6538461538462">
                <text:p>1.86538461538462</text:p>
              </table:table-cell>
              <table:table-cell office:value-type="float" office:value="1.90196078431373">
                <text:p>1.90196078431373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1.19753086419753">
                <text:p>1.19753086419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1.46969696969697">
                <text:p>1.469696969696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1.64406779661017">
                <text:p>1.64406779661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1.70175438596491">
                <text:p>1.701754385964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1.76363636363636">
                <text:p>1.76363636363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15789473684211">
                <text:p>5.15789473684211</text:p>
              </table:table-cell>
              <table:table-cell office:value-type="float" office:value="6.125">
                <text:p>6.125</text:p>
              </table:table-cell>
              <table:table-cell office:value-type="float" office:value="1.81481481481481">
                <text:p>1.81481481481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1.83018867924528">
                <text:p>1.83018867924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9">
                <text:p>4.9</text:p>
              </table:table-cell>
              <table:table-cell office:value-type="float" office:value="6.125">
                <text:p>6.125</text:p>
              </table:table-cell>
              <table:table-cell office:value-type="float" office:value="1.84905660377358">
                <text:p>1.84905660377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85">
                <text:p>4.85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1.86538461538462">
                <text:p>1.86538461538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19cm" svg:height="13.521cm" xlink:href=".." xlink:type="simple" chart:class="chart:scatter" chart:style-name="ch1">
        <chart:title svg:x="7.123cm" svg:y="0.608cm" chart:style-name="ch2">
          <text:p>Benchmarks in Julia für verschiedene Verfahren</text:p>
        </chart:title>
        <chart:subtitle svg:x="9.941cm" svg:y="1.376cm" chart:style-name="ch3">
          <text:p>gute Parallelisierbarkeit</text:p>
        </chart:subtitle>
        <chart:legend chart:legend-position="end" svg:x="19.077cm" svg:y="5.872cm" style:legend-expansion="high" chart:style-name="ch4"/>
        <chart:plot-area chart:style-name="ch5" table:cell-range-address="Sheet1.J3:Sheet1.J27 Sheet1.L3:Sheet1.O27" chart:data-source-has-labels="both" svg:x="1.439cm" svg:y="2.249cm" svg:width="17.158cm" svg:height="10.073cm">
          <chartooo:coordinate-region svg:x="1.875cm" svg:y="2.409cm" svg:width="16.35cm" svg:height="9.345cm"/>
          <chart:axis chart:dimension="x" chart:name="primary-x" chart:style-name="ch6" chartooo:axis-type="auto">
            <chart:title svg:x="7.09cm" svg:y="12.592cm" chart:style-name="ch7">
              <text:p>Anzahl an eingebundenen Prozessoren</text:p>
            </chart:title>
            <chart:categories table:cell-range-address="Sheet1.J4:Sheet1.J27"/>
          </chart:axis>
          <chart:axis chart:dimension="y" chart:name="primary-y" chart:style-name="ch6">
            <chart:title svg:x="0.451cm" svg:y="8.004cm" chart:style-name="ch8">
              <text:p>Speedup</text:p>
            </chart:title>
            <chart:grid chart:style-name="ch9" chart:class="major"/>
          </chart:axis>
          <chart:series chart:style-name="ch10" chart:values-cell-range-address="Sheet1.L4:Sheet1.L27" chart:label-cell-address="Sheet1.L3:Sheet1.L3" chart:class="chart:scatter">
            <chart:domain table:cell-range-address="Sheet1.J4:Sheet1.J27"/>
            <chart:data-point chart:repeated="24"/>
          </chart:series>
          <chart:series chart:style-name="ch11" chart:values-cell-range-address="Sheet1.M4:Sheet1.M27" chart:label-cell-address="Sheet1.M3:Sheet1.M3" chart:class="chart:scatter">
            <chart:data-point chart:repeated="24"/>
          </chart:series>
          <chart:series chart:style-name="ch12" chart:values-cell-range-address="Sheet1.N4:Sheet1.N27" chart:label-cell-address="Sheet1.N3:Sheet1.N3" chart:class="chart:scatter">
            <chart:data-point chart:repeated="24"/>
          </chart:series>
          <chart:series chart:style-name="ch13" chart:values-cell-range-address="Sheet1.O4:Sheet1.O27" chart:label-cell-address="Sheet1.O3:Sheet1.O3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:Sheet1.L3</svg:desc>
                </draw:g>
              </table:table-cell>
              <table:table-cell office:value-type="string">
                <text:p>@parallel (+)</text:p>
                <draw:g>
                  <svg:desc>Sheet1.M3:Sheet1.M3</svg:desc>
                </draw:g>
              </table:table-cell>
              <table:table-cell office:value-type="string">
                <text:p>Pmap() ohne Batchsize</text:p>
                <draw:g>
                  <svg:desc>Sheet1.N3:Sheet1.N3</svg:desc>
                </draw:g>
              </table:table-cell>
              <table:table-cell office:value-type="string">
                <text:p>Pmap() mit Batchsize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4:Sheet1.J27</svg:desc>
                </draw:g>
              </table:table-cell>
              <table:table-cell office:value-type="float" office:value="0.99">
                <text:p>0.99</text:p>
                <draw:g>
                  <svg:desc>Sheet1.L4:Sheet1.L27</svg:desc>
                </draw:g>
              </table:table-cell>
              <table:table-cell office:value-type="float" office:value="0.99">
                <text:p>0.99</text:p>
                <draw:g>
                  <svg:desc>Sheet1.M4:Sheet1.M27</svg:desc>
                </draw:g>
              </table:table-cell>
              <table:table-cell office:value-type="float" office:value="0.99">
                <text:p>0.99</text:p>
                <draw:g>
                  <svg:desc>Sheet1.N4:Sheet1.N27</svg:desc>
                </draw:g>
              </table:table-cell>
              <table:table-cell office:value-type="float" office:value="0.99">
                <text:p>0.99</text:p>
                <draw:g>
                  <svg:desc>Sheet1.O4:Sheet1.O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853448275862069">
                <text:p>0.853448275862069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0384615384615">
                <text:p>1.90384615384615</text:p>
              </table:table-cell>
              <table:table-cell office:value-type="float" office:value="1.90384615384615">
                <text:p>1.90384615384615</text:p>
              </table:table-cell>
              <table:table-cell office:value-type="float" office:value="1.76785714285714">
                <text:p>1.76785714285714</text:p>
              </table:table-cell>
              <table:table-cell office:value-type="float" office:value="1.90384615384615">
                <text:p>1.903846153846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2.475">
                <text:p>2.475</text:p>
              </table:table-cell>
              <table:table-cell office:value-type="float" office:value="2.35714285714286">
                <text:p>2.35714285714286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3">
                <text:p>3.3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53571428571429">
                <text:p>3.53571428571429</text:p>
              </table:table-cell>
              <table:table-cell office:value-type="float" office:value="3.80769230769231">
                <text:p>3.807692307692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96">
                <text:p>3.96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0769230769231">
                <text:p>3.80769230769231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95">
                <text:p>4.95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30434782608696">
                <text:p>4.30434782608696</text:p>
              </table:table-cell>
              <table:table-cell office:value-type="float" office:value="4.95">
                <text:p>4.95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96">
                <text:p>3.96</text:p>
              </table:table-cell>
              <table:table-cell office:value-type="float" office:value="4.95">
                <text:p>4.95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6.6">
                <text:p>6.6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7037037037037">
                <text:p>3.7037037037037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07142857142857">
                <text:p>7.07142857142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.88235294117647">
                <text:p>5.8823529411764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25">
                <text:p>4.125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125">
                <text:p>4.125</text:p>
              </table:table-cell>
              <table:table-cell office:value-type="float" office:value="5.21052631578947">
                <text:p>5.2105263157894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1.1111111111111">
                <text:p>11.11111111111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 chart:data-label-number="none" chart:data-label-text="false" chart:data-label-symbol="false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73cm" svg:height="12.007cm" xlink:href=".." xlink:type="simple" chart:class="chart:scatter" chart:column-mapping="0 1 2 3" chart:style-name="ch1">
        <chart:title svg:x="7.09cm" svg:y="0.375cm" chart:style-name="ch2">
          <text:p>Benchmarks in Julia für verschiedene Verfahren</text:p>
        </chart:title>
        <chart:subtitle svg:x="9.617cm" svg:y="1.316cm" chart:style-name="ch3">
          <text:p>mittlere Parallelisierbarkeit</text:p>
        </chart:subtitle>
        <chart:legend chart:legend-position="end" svg:x="18.931cm" svg:y="5.115cm" style:legend-expansion="high" chart:style-name="ch4"/>
        <chart:plot-area chart:style-name="ch5" table:cell-range-address="Sheet1.J31:Sheet1.J54 Sheet1.L30:Sheet1.O54" chart:data-source-has-labels="both" svg:x="1.436cm" svg:y="2.159cm" svg:width="17.018cm" svg:height="8.679cm">
          <chartooo:coordinate-region svg:x="1.872cm" svg:y="2.32cm" svg:width="16.396cm" svg:height="7.95cm"/>
          <chart:axis chart:dimension="x" chart:name="primary-x" chart:style-name="ch6" chartooo:axis-type="auto">
            <chart:title svg:x="7.282cm" svg:y="11.078cm" chart:style-name="ch7">
              <text:p>Anzahl eingebundener Prozessoren</text:p>
            </chart:title>
            <chart:categories table:cell-range-address="Sheet1.J31:Sheet1.J54"/>
          </chart:axis>
          <chart:axis chart:dimension="y" chart:name="primary-y" chart:style-name="ch6">
            <chart:title svg:x="0.451cm" svg:y="7.217cm" chart:style-name="ch8">
              <text:p>Speedup</text:p>
            </chart:title>
            <chart:grid chart:style-name="ch9" chart:class="major"/>
          </chart:axis>
          <chart:series chart:style-name="ch10" chart:values-cell-range-address="Sheet1.L31:Sheet1.L54" chart:label-cell-address="Sheet1.L30:Sheet1.L30" chart:class="chart:scatter">
            <chart:domain table:cell-range-address="Sheet1.J31:Sheet1.J54"/>
            <chart:data-point chart:repeated="24"/>
          </chart:series>
          <chart:series chart:style-name="ch11" chart:values-cell-range-address="Sheet1.M31:Sheet1.M54" chart:label-cell-address="Sheet1.M30:Sheet1.M30" chart:class="chart:scatter">
            <chart:data-point chart:repeated="24"/>
          </chart:series>
          <chart:series chart:style-name="ch12" chart:values-cell-range-address="Sheet1.N31:Sheet1.N54" chart:label-cell-address="Sheet1.N30:Sheet1.N30" chart:class="chart:scatter">
            <chart:data-point/>
            <chart:data-point chart:style-name="ch13" chart:repeated="18"/>
            <chart:data-point chart:repeated="4"/>
            <chart:data-point chart:style-name="ch14"/>
          </chart:series>
          <chart:series chart:style-name="ch15" chart:values-cell-range-address="Sheet1.O31:Sheet1.O54" chart:label-cell-address="Sheet1.O30:Sheet1.O30" chart:class="chart:scatte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ohne Batchsize</text:p>
                <draw:g>
                  <svg:desc>Sheet1.N30:Sheet1.N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4</svg:desc>
                </draw:g>
              </table:table-cell>
              <table:table-cell office:value-type="float" office:value="1">
                <text:p>1</text:p>
                <draw:g>
                  <svg:desc>Sheet1.J31:Sheet1.J54</svg:desc>
                </draw:g>
              </table:table-cell>
              <table:table-cell office:value-type="float" office:value="1">
                <text:p>1</text:p>
                <draw:g>
                  <svg:desc>Sheet1.L31:Sheet1.L54</svg:desc>
                </draw:g>
              </table:table-cell>
              <table:table-cell office:value-type="float" office:value="1">
                <text:p>1</text:p>
                <draw:g>
                  <svg:desc>Sheet1.M31:Sheet1.M54</svg:desc>
                </draw:g>
              </table:table-cell>
              <table:table-cell office:value-type="float" office:value="0.731">
                <text:p>0.731</text:p>
                <draw:g>
                  <svg:desc>Sheet1.N31:Sheet1.N54</svg:desc>
                </draw:g>
              </table:table-cell>
              <table:table-cell office:value-type="float" office:value="0.720588235294118">
                <text:p>0.720588235294118</text:p>
                <draw:g>
                  <svg:desc>Sheet1.O31:Sheet1.O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98989898989899">
                <text:p>0.98989898989899</text:p>
              </table:table-cell>
              <table:table-cell office:value-type="float" office:value="0.0420240137221269">
                <text:p>0.0420240137221269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6538461538462">
                <text:p>1.86538461538462</text:p>
              </table:table-cell>
              <table:table-cell office:value-type="float" office:value="1.90196078431373">
                <text:p>1.90196078431373</text:p>
              </table:table-cell>
              <table:table-cell office:value-type="float" office:value="0.0816498316498316">
                <text:p>0.0816498316498316</text:p>
              </table:table-cell>
              <table:table-cell office:value-type="float" office:value="0.97979797979798">
                <text:p>0.979797979797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0.122166246851385">
                <text:p>0.122166246851385</text:p>
              </table:table-cell>
              <table:table-cell office:value-type="float" office:value="1.19753086419753">
                <text:p>1.19753086419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0.136427566807314">
                <text:p>0.136427566807314</text:p>
              </table:table-cell>
              <table:table-cell office:value-type="float" office:value="1.46969696969697">
                <text:p>1.469696969696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40909090909091">
                <text:p>4.40909090909091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0.13997113997114">
                <text:p>0.13997113997114</text:p>
              </table:table-cell>
              <table:table-cell office:value-type="float" office:value="1.56451612903226">
                <text:p>1.564516129032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2876712328767">
                <text:p>0.132876712328767</text:p>
              </table:table-cell>
              <table:table-cell office:value-type="float" office:value="1.61666666666667">
                <text:p>1.6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7784090909091">
                <text:p>0.137784090909091</text:p>
              </table:table-cell>
              <table:table-cell office:value-type="float" office:value="1.64406779661017">
                <text:p>1.64406779661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40783744557329">
                <text:p>0.140783744557329</text:p>
              </table:table-cell>
              <table:table-cell office:value-type="float" office:value="1.70175438596491">
                <text:p>1.701754385964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9367816091954">
                <text:p>0.139367816091954</text:p>
              </table:table-cell>
              <table:table-cell office:value-type="float" office:value="1.76363636363636">
                <text:p>1.76363636363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968481375358">
                <text:p>0.138968481375358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7962962962963">
                <text:p>1.7962962962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15789473684211">
                <text:p>5.15789473684211</text:p>
              </table:table-cell>
              <table:table-cell office:value-type="float" office:value="6.125">
                <text:p>6.125</text:p>
              </table:table-cell>
              <table:table-cell office:value-type="float" office:value="0.131191432396252">
                <text:p>0.131191432396252</text:p>
              </table:table-cell>
              <table:table-cell office:value-type="float" office:value="1.81481481481481">
                <text:p>1.814814814814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6.0625">
                <text:p>6.0625</text:p>
              </table:table-cell>
              <table:table-cell office:value-type="float" office:value="0.140579710144928">
                <text:p>0.140579710144928</text:p>
              </table:table-cell>
              <table:table-cell office:value-type="float" office:value="1.83018867924528">
                <text:p>1.83018867924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9">
                <text:p>4.9</text:p>
              </table:table-cell>
              <table:table-cell office:value-type="float" office:value="6.125">
                <text:p>6.125</text:p>
              </table:table-cell>
              <table:table-cell office:value-type="float" office:value="0.141823444283647">
                <text:p>0.141823444283647</text:p>
              </table:table-cell>
              <table:table-cell office:value-type="float" office:value="1.84905660377358">
                <text:p>1.849056603773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85">
                <text:p>4.85</text:p>
              </table:table-cell>
              <table:table-cell office:value-type="float" office:value="5.70588235294118">
                <text:p>5.70588235294118</text:p>
              </table:table-cell>
              <table:table-cell office:value-type="float" office:value="0.138571428571429">
                <text:p>0.138571428571429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38888888888889">
                <text:p>5.38888888888889</text:p>
              </table:table-cell>
              <table:table-cell office:value-type="float" office:value="0.139167862266858">
                <text:p>0.139167862266858</text:p>
              </table:table-cell>
              <table:table-cell office:value-type="float" office:value="1.90196078431373">
                <text:p>1.901960784313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5.10526315789474">
                <text:p>5.10526315789474</text:p>
              </table:table-cell>
              <table:table-cell office:value-type="float" office:value="0.138">
                <text:p>0.138</text:p>
              </table:table-cell>
              <table:table-cell office:value-type="float" office:value="1.86538461538462">
                <text:p>1.86538461538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62962962962963">
                <text:p>3.6296296296296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139">
                <text:p>0.139</text:p>
              </table:table-cell>
              <table:table-cell office:value-type="float" office:value="1.81481481481481">
                <text:p>1.814814814814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